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12.97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6.218cm"/>
    </style:style>
    <style:style style:name="co6" style:family="table-column">
      <style:table-column-properties fo:break-before="auto" style:column-width="11.01cm"/>
    </style:style>
    <style:style style:name="co7" style:family="table-column">
      <style:table-column-properties fo:break-before="auto" style:column-width="26.6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tatus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D:\Privat\Circuit_Design\ControllerV2\Status\StatusPCB\StatusPCB.kicad_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07/06/2022 17:57: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6.0.4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6.0\bin\scripting\plugins/bom_csv_grouped_by_value.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_Bl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_Bl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_Bl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_Bl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_Bl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_Bl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_Bl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_Bl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_Bl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_Bl1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_Bl1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_Bl1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_Bl1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_Bl1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_Bl1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_Bl1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_Bl1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_Bl1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3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5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6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Connector_Generic:Conn_01x07</text:p>
          </table:table-cell>
          <table:table-cell office:value-type="string" calcext:value-type="string">
            <text:p>Connector_JST:JST_PH_B7B-PH-K_1x07_P2.0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5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6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7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8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9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0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1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3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5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6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7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8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9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20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21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22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23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24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25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26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27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28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29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30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31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3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33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3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35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36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SW_MEC_5E</text:p>
          </table:table-cell>
          <table:table-cell office:value-type="string" calcext:value-type="string">
            <text:p>Switch:SW_MEC_5E</text:p>
          </table:table-cell>
          <table:table-cell office:value-type="string" calcext:value-type="string">
            <text:p>Button_Switch_THT:SW_MEC_5GTH9</text:p>
          </table:table-cell>
          <table:table-cell office:value-type="string" calcext:value-type="string">
            <text:p>http://www.apem.com/int/index.php?controller=attachment&amp;id_attachment=13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2</text:p>
          </table:table-cell>
          <table:table-cell office:value-type="string" calcext:value-type="string">
            <text:p>SW_MEC_5E</text:p>
          </table:table-cell>
          <table:table-cell office:value-type="string" calcext:value-type="string">
            <text:p>Switch:SW_MEC_5E</text:p>
          </table:table-cell>
          <table:table-cell office:value-type="string" calcext:value-type="string">
            <text:p>Button_Switch_THT:SW_MEC_5GTH9</text:p>
          </table:table-cell>
          <table:table-cell office:value-type="string" calcext:value-type="string">
            <text:p>http://www.apem.com/int/index.php?controller=attachment&amp;id_attachment=13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3</text:p>
          </table:table-cell>
          <table:table-cell office:value-type="string" calcext:value-type="string">
            <text:p>SW_MEC_5E</text:p>
          </table:table-cell>
          <table:table-cell office:value-type="string" calcext:value-type="string">
            <text:p>Switch:SW_MEC_5E</text:p>
          </table:table-cell>
          <table:table-cell office:value-type="string" calcext:value-type="string">
            <text:p>Button_Switch_THT:SW_MEC_5GTH9</text:p>
          </table:table-cell>
          <table:table-cell office:value-type="string" calcext:value-type="string">
            <text:p>http://www.apem.com/int/index.php?controller=attachment&amp;id_attachment=13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4</text:p>
          </table:table-cell>
          <table:table-cell office:value-type="string" calcext:value-type="string">
            <text:p>SW_MEC_5E</text:p>
          </table:table-cell>
          <table:table-cell office:value-type="string" calcext:value-type="string">
            <text:p>Switch:SW_MEC_5E</text:p>
          </table:table-cell>
          <table:table-cell office:value-type="string" calcext:value-type="string">
            <text:p>Button_Switch_THT:SW_MEC_5GTH9</text:p>
          </table:table-cell>
          <table:table-cell office:value-type="string" calcext:value-type="string">
            <text:p>http://www.apem.com/int/index.php?controller=attachment&amp;id_attachment=13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5</text:p>
          </table:table-cell>
          <table:table-cell office:value-type="string" calcext:value-type="string">
            <text:p>SW_MEC_5E</text:p>
          </table:table-cell>
          <table:table-cell office:value-type="string" calcext:value-type="string">
            <text:p>Switch:SW_MEC_5E</text:p>
          </table:table-cell>
          <table:table-cell office:value-type="string" calcext:value-type="string">
            <text:p>Button_Switch_THT:SW_MEC_5GTH9</text:p>
          </table:table-cell>
          <table:table-cell office:value-type="string" calcext:value-type="string">
            <text:p>http://www.apem.com/int/index.php?controller=attachment&amp;id_attachment=13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6</text:p>
          </table:table-cell>
          <table:table-cell office:value-type="string" calcext:value-type="string">
            <text:p>SW_MEC_5E</text:p>
          </table:table-cell>
          <table:table-cell office:value-type="string" calcext:value-type="string">
            <text:p>Switch:SW_MEC_5E</text:p>
          </table:table-cell>
          <table:table-cell office:value-type="string" calcext:value-type="string">
            <text:p>Button_Switch_THT:SW_MEC_5GTH9</text:p>
          </table:table-cell>
          <table:table-cell office:value-type="string" calcext:value-type="string">
            <text:p>http://www.apem.com/int/index.php?controller=attachment&amp;id_attachment=13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MCP23008-xSO</text:p>
          </table:table-cell>
          <table:table-cell office:value-type="string" calcext:value-type="string">
            <text:p>Interface_Expansion:MCP23008-xSO</text:p>
          </table:table-cell>
          <table:table-cell office:value-type="string" calcext:value-type="string">
            <text:p>Package_SO:SOIC-18W_7.5x11.6mm_P1.27mm</text:p>
          </table:table-cell>
          <table:table-cell office:value-type="string" calcext:value-type="string">
            <text:p>http://ww1.microchip.com/downloads/en/DeviceDoc/MCP23008-MCP23S08-Data-Sheet-20001919F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MCP23008-xSO</text:p>
          </table:table-cell>
          <table:table-cell office:value-type="string" calcext:value-type="string">
            <text:p>Interface_Expansion:MCP23008-xSO</text:p>
          </table:table-cell>
          <table:table-cell office:value-type="string" calcext:value-type="string">
            <text:p>Package_SO:SOIC-18W_7.5x11.6mm_P1.27mm</text:p>
          </table:table-cell>
          <table:table-cell office:value-type="string" calcext:value-type="string">
            <text:p>http://ww1.microchip.com/downloads/en/DeviceDoc/MCP23008-MCP23S08-Data-Sheet-20001919F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MCP23008-xSO</text:p>
          </table:table-cell>
          <table:table-cell office:value-type="string" calcext:value-type="string">
            <text:p>Interface_Expansion:MCP23008-xSO</text:p>
          </table:table-cell>
          <table:table-cell office:value-type="string" calcext:value-type="string">
            <text:p>Package_SO:SOIC-18W_7.5x11.6mm_P1.27mm</text:p>
          </table:table-cell>
          <table:table-cell office:value-type="string" calcext:value-type="string">
            <text:p>http://ww1.microchip.com/downloads/en/DeviceDoc/MCP23008-MCP23S08-Data-Sheet-20001919F.pdf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, C2, C3</text:p>
          </table:table-cell>
          <table:table-cell table:style-name="ce1"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_Bl1, D_Bl2, D_Bl3, D_Bl4, D_Bl5, D_Bl6, D_Bl7, D_Bl8, D_Bl9, D_Bl10, D_Bl11, D_Bl12, D_Bl13, D_Bl14, D_Bl15, D_Bl16, D_Bl17, D_Bl18</text:p>
          </table:table-cell>
          <table:table-cell table:style-name="ce2"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1, H2, H3, H4, H5, H6</text:p>
          </table:table-cell>
          <table:table-cell table:style-name="ce3"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table:style-name="ce3" office:value-type="string" calcext:value-type="string">
            <text:p>Conn_01x07</text:p>
          </table:table-cell>
          <table:table-cell office:value-type="string" calcext:value-type="string">
            <text:p>Connector_Generic:Conn_01x07</text:p>
          </table:table-cell>
          <table:table-cell office:value-type="string" calcext:value-type="string">
            <text:p>Connector_JST:JST_PH_B7B-PH-K_1x07_P2.0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1, Q2, Q3, Q4, Q5, Q6, Q7, Q8, Q9, Q10, Q21, Q22, Q23, Q24, Q25, Q26, Q27, Q28</text:p>
          </table:table-cell>
          <table:table-cell table:style-name="ce1"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11, Q12, Q13, Q14, Q15, Q16, Q17, Q18, Q19, Q20, Q29, Q30, Q31, Q32, Q33, Q34, Q35, Q36</text:p>
          </table:table-cell>
          <table:table-cell table:style-name="ce1"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, R15, R16, R17, R18, R19, R20, R21, R22, R23, R24, R33, R34, R35, R36, R37, R38, R39, R40</text:p>
          </table:table-cell>
          <table:table-cell table:style-name="ce1"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, R3, R4</text:p>
          </table:table-cell>
          <table:table-cell table:style-name="ce1"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5, R6, R7, R8, R9, R10, R11, R12, R13, R14, R25, R26, R27, R28, R29, R30, R31, R32</text:p>
          </table:table-cell>
          <table:table-cell table:style-name="ce1"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1, SW2, SW3, SW4, SW5, SW6</text:p>
          </table:table-cell>
          <table:table-cell table:style-name="ce3" office:value-type="string" calcext:value-type="string">
            <text:p>SW_MEC_5E</text:p>
          </table:table-cell>
          <table:table-cell office:value-type="string" calcext:value-type="string">
            <text:p>Switch:SW_MEC_5E</text:p>
          </table:table-cell>
          <table:table-cell office:value-type="string" calcext:value-type="string">
            <text:p>Button_Switch_THT:SW_MEC_5GTH9</text:p>
          </table:table-cell>
          <table:table-cell office:value-type="string" calcext:value-type="string">
            <text:p>http://www.apem.com/int/index.php?controller=attachment&amp;id_attachment=13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1, U2, U3</text:p>
          </table:table-cell>
          <table:table-cell table:style-name="ce2" office:value-type="string" calcext:value-type="string">
            <text:p>MCP23008-xSO</text:p>
          </table:table-cell>
          <table:table-cell office:value-type="string" calcext:value-type="string">
            <text:p>Interface_Expansion:MCP23008-xSO</text:p>
          </table:table-cell>
          <table:table-cell office:value-type="string" calcext:value-type="string">
            <text:p>Package_SO:SOIC-18W_7.5x11.6mm_P1.27mm</text:p>
          </table:table-cell>
          <table:table-cell office:value-type="string" calcext:value-type="string">
            <text:p>http://ww1.microchip.com/downloads/en/DeviceDoc/MCP23008-MCP23S08-Data-Sheet-20001919F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8T10:41:15.641000000</dc:date>
    <meta:editing-duration>PT24M45S</meta:editing-duration>
    <meta:editing-cycles>6</meta:editing-cycles>
    <meta:generator>LibreOffice/7.3.3.2$Windows_X86_64 LibreOffice_project/d1d0ea68f081ee2800a922cac8f79445e4603348</meta:generator>
    <meta:document-statistic meta:table-count="1" meta:cell-count="668" meta:object-count="0"/>
  </office:meta>
</office:document-meta>
</file>